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isto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60511" calcext:value-type="float">
            <text:p>0,006051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54943" calcext:value-type="float">
            <text:p>0,0054943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50371" calcext:value-type="float">
            <text:p>0,0050371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46546" calcext:value-type="float">
            <text:p>0,0046546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43294" calcext:value-type="float">
            <text:p>0,0043294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40492" calcext:value-type="float">
            <text:p>0,0040492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8053" calcext:value-type="float">
            <text:p>0,0038053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5905" calcext:value-type="float">
            <text:p>0,0035905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2699" calcext:value-type="float">
            <text:p>0,0032699</text:p>
          </table:table-cell>
          <table:table-cell office:value-type="float" office:value="0.0000258" calcext:value-type="float">
            <text:p>2,5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2276" calcext:value-type="float">
            <text:p>0,0032276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1653" calcext:value-type="float">
            <text:p>0,0031653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908" calcext:value-type="float">
            <text:p>0,0026908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6048" calcext:value-type="float">
            <text:p>0,002604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38" calcext:value-type="float">
            <text:p>0,002538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437" calcext:value-type="float">
            <text:p>0,0021437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959" calcext:value-type="float">
            <text:p>0,0019959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967" calcext:value-type="float">
            <text:p>0,0016967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0883" calcext:value-type="float">
            <text:p>0,00883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05897" calcext:value-type="float">
            <text:p>0,05897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ResistorVariave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26197" calcext:value-type="float">
            <text:p>0,026197</text:p>
          </table:table-cell>
          <table:table-cell table:style-name="Default" office:value-type="float" office:value="0.000452" calcext:value-type="float">
            <text:p>0,000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5273" calcext:value-type="float">
            <text:p>0,015273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1099" calcext:value-type="float">
            <text:p>0,011099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0088291" calcext:value-type="float">
            <text:p>0,008829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3841" calcext:value-type="float">
            <text:p>0,007384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741" calcext:value-type="float">
            <text:p>0,006374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6241" calcext:value-type="float">
            <text:p>0,005624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0421" calcext:value-type="float">
            <text:p>0,005042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5781" calcext:value-type="float">
            <text:p>0,004578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1971" calcext:value-type="float">
            <text:p>0,004197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8784" calcext:value-type="float">
            <text:p>0,0038784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6075" calcext:value-type="float">
            <text:p>0,0036075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74" calcext:value-type="float">
            <text:p>0,003374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708" calcext:value-type="float">
            <text:p>0,0031708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918" calcext:value-type="float">
            <text:p>0,0029918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257" calcext:value-type="float">
            <text:p>0,0029257</text:p>
          </table:table-cell>
          <table:table-cell office:value-type="float" office:value="0.0000371" calcext:value-type="float">
            <text:p>3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067" calcext:value-type="float">
            <text:p>0,0029067</text:p>
          </table:table-cell>
          <table:table-cell office:value-type="float" office:value="0.0000355" calcext:value-type="float">
            <text:p>3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878" calcext:value-type="float">
            <text:p>0,0028878</text:p>
          </table:table-cell>
          <table:table-cell office:value-type="float" office:value="0.0000341" calcext:value-type="float">
            <text:p>3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69" calcext:value-type="float">
            <text:p>0,002869</text:p>
          </table:table-cell>
          <table:table-cell office:value-type="float" office:value="0.0000325" calcext:value-type="float">
            <text:p>3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504" calcext:value-type="float">
            <text:p>0,0028504</text:p>
          </table:table-cell>
          <table:table-cell office:value-type="float" office:value="0.0000313" calcext:value-type="float">
            <text:p>3,1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319" calcext:value-type="float">
            <text:p>0,0028319</text:p>
          </table:table-cell>
          <table:table-cell office:value-type="float" office:value="0.00003" calcext:value-type="float">
            <text:p>3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135" calcext:value-type="float">
            <text:p>0,0028135</text:p>
          </table:table-cell>
          <table:table-cell office:value-type="float" office:value="0.000029" calcext:value-type="float">
            <text:p>2,9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953" calcext:value-type="float">
            <text:p>0,0027953</text:p>
          </table:table-cell>
          <table:table-cell office:value-type="float" office:value="0.0000279" calcext:value-type="float">
            <text:p>2,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771" calcext:value-type="float">
            <text:p>0,0027771</text:p>
          </table:table-cell>
          <table:table-cell office:value-type="float" office:value="0.000027" calcext:value-type="float">
            <text:p>2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592" calcext:value-type="float">
            <text:p>0,0027592</text:p>
          </table:table-cell>
          <table:table-cell office:value-type="float" office:value="0.0000261" calcext:value-type="float">
            <text:p>2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413" calcext:value-type="float">
            <text:p>0,0027413</text:p>
          </table:table-cell>
          <table:table-cell office:value-type="float" office:value="0.0000252" calcext:value-type="float">
            <text:p>2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235" calcext:value-type="float">
            <text:p>0,0027235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059" calcext:value-type="float">
            <text:p>0,0027059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883" calcext:value-type="float">
            <text:p>0,0026883</text:p>
          </table:table-cell>
          <table:table-cell office:value-type="float" office:value="0.000023" calcext:value-type="float">
            <text:p>2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709" calcext:value-type="float">
            <text:p>0,0026709</text:p>
          </table:table-cell>
          <table:table-cell office:value-type="float" office:value="0.0000223" calcext:value-type="float">
            <text:p>2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536" calcext:value-type="float">
            <text:p>0,002653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364" calcext:value-type="float">
            <text:p>0,0026364</text:p>
          </table:table-cell>
          <table:table-cell office:value-type="float" office:value="0.0000212" calcext:value-type="float">
            <text:p>2,1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193" calcext:value-type="float">
            <text:p>0,0026193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024" calcext:value-type="float">
            <text:p>0,0026024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855" calcext:value-type="float">
            <text:p>0,0025855</text:p>
          </table:table-cell>
          <table:table-cell office:value-type="float" office:value="0.0000199" calcext:value-type="float">
            <text:p>1,9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688" calcext:value-type="float">
            <text:p>0,0025688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522" calcext:value-type="float">
            <text:p>0,0025522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356" calcext:value-type="float">
            <text:p>0,0025356</text:p>
          </table:table-cell>
          <table:table-cell office:value-type="float" office:value="0.0000187" calcext:value-type="float">
            <text:p>1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192" calcext:value-type="float">
            <text:p>0,0025192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029" calcext:value-type="float">
            <text:p>0,0025029</text:p>
          </table:table-cell>
          <table:table-cell office:value-type="float" office:value="0.0000181" calcext:value-type="float">
            <text:p>1,8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867" calcext:value-type="float">
            <text:p>0,0024867</text:p>
          </table:table-cell>
          <table:table-cell office:value-type="float" office:value="0.0000179" calcext:value-type="float">
            <text:p>1,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706" calcext:value-type="float">
            <text:p>0,002470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547" calcext:value-type="float">
            <text:p>0,0024547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388" calcext:value-type="float">
            <text:p>0,0024388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23" calcext:value-type="float">
            <text:p>0,002423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073" calcext:value-type="float">
            <text:p>0,0024073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17" calcext:value-type="float">
            <text:p>0,0023917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763" calcext:value-type="float">
            <text:p>0,0023763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609" calcext:value-type="float">
            <text:p>0,002360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456" calcext:value-type="float">
            <text:p>0,0023456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304" calcext:value-type="float">
            <text:p>0,002330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153" calcext:value-type="float">
            <text:p>0,0023153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004" calcext:value-type="float">
            <text:p>0,002300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855" calcext:value-type="float">
            <text:p>0,002285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707" calcext:value-type="float">
            <text:p>0,0022707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56" calcext:value-type="float">
            <text:p>0,002256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414" calcext:value-type="float">
            <text:p>0,0022414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269" calcext:value-type="float">
            <text:p>0,0022269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125" calcext:value-type="float">
            <text:p>0,0022125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982" calcext:value-type="float">
            <text:p>0,0021982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839" calcext:value-type="float">
            <text:p>0,0021839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698" calcext:value-type="float">
            <text:p>0,002169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558" calcext:value-type="float">
            <text:p>0,002155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418" calcext:value-type="float">
            <text:p>0,002141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28" calcext:value-type="float">
            <text:p>0,00212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142" calcext:value-type="float">
            <text:p>0,002114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006" calcext:value-type="float">
            <text:p>0,0021006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87" calcext:value-type="float">
            <text:p>0,002087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735" calcext:value-type="float">
            <text:p>0,0020735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601" calcext:value-type="float">
            <text:p>0,0020601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467" calcext:value-type="float">
            <text:p>0,0020467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35" calcext:value-type="float">
            <text:p>0,0020335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203" calcext:value-type="float">
            <text:p>0,002020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073" calcext:value-type="float">
            <text:p>0,002007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943" calcext:value-type="float">
            <text:p>0,001994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814" calcext:value-type="float">
            <text:p>0,001981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686" calcext:value-type="float">
            <text:p>0,0019686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558" calcext:value-type="float">
            <text:p>0,0019558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432" calcext:value-type="float">
            <text:p>0,001943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306" calcext:value-type="float">
            <text:p>0,001930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181" calcext:value-type="float">
            <text:p>0,0019181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057" calcext:value-type="float">
            <text:p>0,0019057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934" calcext:value-type="float">
            <text:p>0,0018934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811" calcext:value-type="float">
            <text:p>0,0018811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69" calcext:value-type="float">
            <text:p>0,001869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69" calcext:value-type="float">
            <text:p>0,001856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449" calcext:value-type="float">
            <text:p>0,001844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329" calcext:value-type="float">
            <text:p>0,001832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211" calcext:value-type="float">
            <text:p>0,001821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093" calcext:value-type="float">
            <text:p>0,001809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76" calcext:value-type="float">
            <text:p>0,001797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6" calcext:value-type="float">
            <text:p>0,00178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744" calcext:value-type="float">
            <text:p>0,00177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629" calcext:value-type="float">
            <text:p>0,001762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515" calcext:value-type="float">
            <text:p>0,0017515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402" calcext:value-type="float">
            <text:p>0,0017402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289" calcext:value-type="float">
            <text:p>0,00172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177" calcext:value-type="float">
            <text:p>0,0017177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066" calcext:value-type="float">
            <text:p>0,0017066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956" calcext:value-type="float">
            <text:p>0,001695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846" calcext:value-type="float">
            <text:p>0,001684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737" calcext:value-type="float">
            <text:p>0,0016737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29" calcext:value-type="float">
            <text:p>0,0016629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521" calcext:value-type="float">
            <text:p>0,0016521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414" calcext:value-type="float">
            <text:p>0,0016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308" calcext:value-type="float">
            <text:p>0,001630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203" calcext:value-type="float">
            <text:p>0,0016203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098" calcext:value-type="float">
            <text:p>0,001609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994" calcext:value-type="float">
            <text:p>0,0015994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89" calcext:value-type="float">
            <text:p>0,001589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787" calcext:value-type="float">
            <text:p>0,0015787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685" calcext:value-type="float">
            <text:p>0,0015685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584" calcext:value-type="float">
            <text:p>0,001558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483" calcext:value-type="float">
            <text:p>0,001548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383" calcext:value-type="float">
            <text:p>0,0015383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283" calcext:value-type="float">
            <text:p>0,0015283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185" calcext:value-type="float">
            <text:p>0,0015185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086" calcext:value-type="float">
            <text:p>0,0015086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88" calcext:value-type="float">
            <text:p>0,001498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92" calcext:value-type="float">
            <text:p>0,0014892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795" calcext:value-type="float">
            <text:p>0,0014795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99" calcext:value-type="float">
            <text:p>0,0014699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04" calcext:value-type="float">
            <text:p>0,00146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51" calcext:value-type="float">
            <text:p>0,001451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416" calcext:value-type="float">
            <text:p>0,0014416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323" calcext:value-type="float">
            <text:p>0,001432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23" calcext:value-type="float">
            <text:p>0,001423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138" calcext:value-type="float">
            <text:p>0,0014138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047" calcext:value-type="float">
            <text:p>0,0014047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56" calcext:value-type="float">
            <text:p>0,001395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66" calcext:value-type="float">
            <text:p>0,001386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776" calcext:value-type="float">
            <text:p>0,0013776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87" calcext:value-type="float">
            <text:p>0,0013687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98" calcext:value-type="float">
            <text:p>0,0013598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1" calcext:value-type="float">
            <text:p>0,001351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422" calcext:value-type="float">
            <text:p>0,0013422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336" calcext:value-type="float">
            <text:p>0,0013336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249" calcext:value-type="float">
            <text:p>0,0013249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164" calcext:value-type="float">
            <text:p>0,0013164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078" calcext:value-type="float">
            <text:p>0,001307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94" calcext:value-type="float">
            <text:p>0,0012994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1" calcext:value-type="float">
            <text:p>0,001291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826" calcext:value-type="float">
            <text:p>0,0012826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3" calcext:value-type="float">
            <text:p>0,00213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26" calcext:value-type="float">
            <text:p>0,00426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37" calcext:value-type="float">
            <text:p>0,00837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49" calcext:value-type="float">
            <text:p>0,0149</text:p>
          </table:table-cell>
          <table:table-cell table:style-name="Default" office:value-type="float" office:value="0.0169" calcext:value-type="float">
            <text:p>0,0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36" calcext:value-type="float">
            <text:p>0,0236</text:p>
          </table:table-cell>
          <table:table-cell table:style-name="Default" office:value-type="float" office:value="0.0211" calcext:value-type="float">
            <text:p>0,0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45" calcext:value-type="float">
            <text:p>0,0345</text:p>
          </table:table-cell>
          <table:table-cell table:style-name="Default" office:value-type="float" office:value="0.0258" calcext:value-type="float">
            <text:p>0,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43" calcext:value-type="float">
            <text:p>0,0443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75" calcext:value-type="float">
            <text:p>0,0475</text:p>
          </table:table-cell>
          <table:table-cell table:style-name="Default" office:value-type="float" office:value="0.0285" calcext:value-type="float">
            <text:p>0,0285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ircuito Integrado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26205" calcext:value-type="float">
            <text:p>0,026205</text:p>
          </table:table-cell>
          <table:table-cell table:style-name="Default" office:value-type="float" office:value="0.000451" calcext:value-type="float">
            <text:p>0,000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5277" calcext:value-type="float">
            <text:p>0,015277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1102" calcext:value-type="float">
            <text:p>0,011102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0088311" calcext:value-type="float">
            <text:p>0,008831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3861" calcext:value-type="float">
            <text:p>0,007386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761" calcext:value-type="float">
            <text:p>0,006376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6261" calcext:value-type="float">
            <text:p>0,005626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0431" calcext:value-type="float">
            <text:p>0,005043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5791" calcext:value-type="float">
            <text:p>0,004579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1981" calcext:value-type="float">
            <text:p>0,004198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8793" calcext:value-type="float">
            <text:p>0,0038793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6082" calcext:value-type="float">
            <text:p>0,0036082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747" calcext:value-type="float">
            <text:p>0,0033747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714" calcext:value-type="float">
            <text:p>0,0031714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924" calcext:value-type="float">
            <text:p>0,0029924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289" calcext:value-type="float">
            <text:p>0,0029289</text:p>
          </table:table-cell>
          <table:table-cell office:value-type="float" office:value="0.0000358" calcext:value-type="float">
            <text:p>3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099" calcext:value-type="float">
            <text:p>0,0029099</text:p>
          </table:table-cell>
          <table:table-cell office:value-type="float" office:value="0.0000342" calcext:value-type="float">
            <text:p>3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909" calcext:value-type="float">
            <text:p>0,0028909</text:p>
          </table:table-cell>
          <table:table-cell office:value-type="float" office:value="0.0000327" calcext:value-type="float">
            <text:p>3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721" calcext:value-type="float">
            <text:p>0,0028721</text:p>
          </table:table-cell>
          <table:table-cell office:value-type="float" office:value="0.0000311" calcext:value-type="float">
            <text:p>3,1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535" calcext:value-type="float">
            <text:p>0,0028535</text:p>
          </table:table-cell>
          <table:table-cell office:value-type="float" office:value="0.0000299" calcext:value-type="float">
            <text:p>2,9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349" calcext:value-type="float">
            <text:p>0,0028349</text:p>
          </table:table-cell>
          <table:table-cell office:value-type="float" office:value="0.0000286" calcext:value-type="float">
            <text:p>2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165" calcext:value-type="float">
            <text:p>0,0028165</text:p>
          </table:table-cell>
          <table:table-cell office:value-type="float" office:value="0.0000276" calcext:value-type="float">
            <text:p>2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982" calcext:value-type="float">
            <text:p>0,0027982</text:p>
          </table:table-cell>
          <table:table-cell office:value-type="float" office:value="0.0000265" calcext:value-type="float">
            <text:p>2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8" calcext:value-type="float">
            <text:p>0,00278</text:p>
          </table:table-cell>
          <table:table-cell office:value-type="float" office:value="0.0000255" calcext:value-type="float">
            <text:p>2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62" calcext:value-type="float">
            <text:p>0,002762</text:p>
          </table:table-cell>
          <table:table-cell office:value-type="float" office:value="0.0000246" calcext:value-type="float">
            <text:p>2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441" calcext:value-type="float">
            <text:p>0,0027441</text:p>
          </table:table-cell>
          <table:table-cell office:value-type="float" office:value="0.0000237" calcext:value-type="float">
            <text:p>2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263" calcext:value-type="float">
            <text:p>0,0027263</text:p>
          </table:table-cell>
          <table:table-cell office:value-type="float" office:value="0.0000228" calcext:value-type="float">
            <text:p>2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086" calcext:value-type="float">
            <text:p>0,0027086</text:p>
          </table:table-cell>
          <table:table-cell office:value-type="float" office:value="0.0000221" calcext:value-type="float">
            <text:p>2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91" calcext:value-type="float">
            <text:p>0,002691</text:p>
          </table:table-cell>
          <table:table-cell office:value-type="float" office:value="0.0000214" calcext:value-type="float">
            <text:p>2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736" calcext:value-type="float">
            <text:p>0,0026736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562" calcext:value-type="float">
            <text:p>0,0026562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39" calcext:value-type="float">
            <text:p>0,002639</text:p>
          </table:table-cell>
          <table:table-cell office:value-type="float" office:value="0.0000197" calcext:value-type="float">
            <text:p>1,9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219" calcext:value-type="float">
            <text:p>0,0026219</text:p>
          </table:table-cell>
          <table:table-cell office:value-type="float" office:value="0.0000192" calcext:value-type="float">
            <text:p>1,9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049" calcext:value-type="float">
            <text:p>0,0026049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88" calcext:value-type="float">
            <text:p>0,002588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712" calcext:value-type="float">
            <text:p>0,0025712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546" calcext:value-type="float">
            <text:p>0,002554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38" calcext:value-type="float">
            <text:p>0,002538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216" calcext:value-type="float">
            <text:p>0,00252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052" calcext:value-type="float">
            <text:p>0,0025052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89" calcext:value-type="float">
            <text:p>0,00248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729" calcext:value-type="float">
            <text:p>0,002472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569" calcext:value-type="float">
            <text:p>0,0024569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409" calcext:value-type="float">
            <text:p>0,002440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251" calcext:value-type="float">
            <text:p>0,0024251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094" calcext:value-type="float">
            <text:p>0,0024094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38" calcext:value-type="float">
            <text:p>0,002393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783" calcext:value-type="float">
            <text:p>0,0023783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629" calcext:value-type="float">
            <text:p>0,002362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476" calcext:value-type="float">
            <text:p>0,0023476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324" calcext:value-type="float">
            <text:p>0,002332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172" calcext:value-type="float">
            <text:p>0,002317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023" calcext:value-type="float">
            <text:p>0,0023023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874" calcext:value-type="float">
            <text:p>0,0022874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725" calcext:value-type="float">
            <text:p>0,0022725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578" calcext:value-type="float">
            <text:p>0,0022578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432" calcext:value-type="float">
            <text:p>0,002243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287" calcext:value-type="float">
            <text:p>0,0022287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142" calcext:value-type="float">
            <text:p>0,002214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999" calcext:value-type="float">
            <text:p>0,002199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856" calcext:value-type="float">
            <text:p>0,002185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715" calcext:value-type="float">
            <text:p>0,0021715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574" calcext:value-type="float">
            <text:p>0,002157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434" calcext:value-type="float">
            <text:p>0,002143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296" calcext:value-type="float">
            <text:p>0,002129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158" calcext:value-type="float">
            <text:p>0,0021158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021" calcext:value-type="float">
            <text:p>0,0021021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884" calcext:value-type="float">
            <text:p>0,002088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749" calcext:value-type="float">
            <text:p>0,00207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615" calcext:value-type="float">
            <text:p>0,0020615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481" calcext:value-type="float">
            <text:p>0,002048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49" calcext:value-type="float">
            <text:p>0,00203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217" calcext:value-type="float">
            <text:p>0,002021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086" calcext:value-type="float">
            <text:p>0,002008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956" calcext:value-type="float">
            <text:p>0,001995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827" calcext:value-type="float">
            <text:p>0,001982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698" calcext:value-type="float">
            <text:p>0,0019698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571" calcext:value-type="float">
            <text:p>0,001957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444" calcext:value-type="float">
            <text:p>0,00194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318" calcext:value-type="float">
            <text:p>0,0019318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193" calcext:value-type="float">
            <text:p>0,001919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069" calcext:value-type="float">
            <text:p>0,0019069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945" calcext:value-type="float">
            <text:p>0,0018945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822" calcext:value-type="float">
            <text:p>0,001882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7" calcext:value-type="float">
            <text:p>0,00187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79" calcext:value-type="float">
            <text:p>0,001857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459" calcext:value-type="float">
            <text:p>0,001845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34" calcext:value-type="float">
            <text:p>0,00183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221" calcext:value-type="float">
            <text:p>0,0018221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103" calcext:value-type="float">
            <text:p>0,0018103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85" calcext:value-type="float">
            <text:p>0,0017985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69" calcext:value-type="float">
            <text:p>0,001786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753" calcext:value-type="float">
            <text:p>0,001775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638" calcext:value-type="float">
            <text:p>0,0017638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524" calcext:value-type="float">
            <text:p>0,0017524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41" calcext:value-type="float">
            <text:p>0,001741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298" calcext:value-type="float">
            <text:p>0,0017298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186" calcext:value-type="float">
            <text:p>0,0017186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074" calcext:value-type="float">
            <text:p>0,001707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964" calcext:value-type="float">
            <text:p>0,001696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854" calcext:value-type="float">
            <text:p>0,001685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745" calcext:value-type="float">
            <text:p>0,0016745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36" calcext:value-type="float">
            <text:p>0,0016636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528" calcext:value-type="float">
            <text:p>0,001652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421" calcext:value-type="float">
            <text:p>0,0016421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315" calcext:value-type="float">
            <text:p>0,0016315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209" calcext:value-type="float">
            <text:p>0,0016209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104" calcext:value-type="float">
            <text:p>0,0016104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" calcext:value-type="float">
            <text:p>0,001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896" calcext:value-type="float">
            <text:p>0,001589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793" calcext:value-type="float">
            <text:p>0,001579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691" calcext:value-type="float">
            <text:p>0,0015691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589" calcext:value-type="float">
            <text:p>0,00155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489" calcext:value-type="float">
            <text:p>0,00154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388" calcext:value-type="float">
            <text:p>0,00153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288" calcext:value-type="float">
            <text:p>0,00152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19" calcext:value-type="float">
            <text:p>0,001519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091" calcext:value-type="float">
            <text:p>0,0015091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93" calcext:value-type="float">
            <text:p>0,0014993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96" calcext:value-type="float">
            <text:p>0,0014896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" calcext:value-type="float">
            <text:p>0,00148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704" calcext:value-type="float">
            <text:p>0,00147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08" calcext:value-type="float">
            <text:p>0,0014608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514" calcext:value-type="float">
            <text:p>0,0014514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42" calcext:value-type="float">
            <text:p>0,001442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327" calcext:value-type="float">
            <text:p>0,0014327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234" calcext:value-type="float">
            <text:p>0,0014234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141" calcext:value-type="float">
            <text:p>0,0014141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05" calcext:value-type="float">
            <text:p>0,001405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59" calcext:value-type="float">
            <text:p>0,0013959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69" calcext:value-type="float">
            <text:p>0,001386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779" calcext:value-type="float">
            <text:p>0,001377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89" calcext:value-type="float">
            <text:p>0,0013689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01" calcext:value-type="float">
            <text:p>0,0013601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13" calcext:value-type="float">
            <text:p>0,0013513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425" calcext:value-type="float">
            <text:p>0,0013425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338" calcext:value-type="float">
            <text:p>0,0013338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252" calcext:value-type="float">
            <text:p>0,0013252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166" calcext:value-type="float">
            <text:p>0,0013166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95" calcext:value-type="float">
            <text:p>0,0012995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12" calcext:value-type="float">
            <text:p>0,0012912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828" calcext:value-type="float">
            <text:p>0,0012828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" calcext:value-type="float">
            <text:p>0,00185</text:p>
          </table:table-cell>
          <table:table-cell table:style-name="Default" office:value-type="float" office:value="0.00396" calcext:value-type="float">
            <text:p>0,00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6" calcext:value-type="float">
            <text:p>0,00326</text:p>
          </table:table-cell>
          <table:table-cell table:style-name="Default" office:value-type="float" office:value="0.00681" calcext:value-type="float">
            <text:p>0,00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4" calcext:value-type="float">
            <text:p>0,00634</text:p>
          </table:table-cell>
          <table:table-cell table:style-name="Default"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2" calcext:value-type="float">
            <text:p>0,012</text:p>
          </table:table-cell>
          <table:table-cell table:style-name="Default" office:value-type="float" office:value="0.0141" calcext:value-type="float">
            <text:p>0,0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09" calcext:value-type="float">
            <text:p>0,0209</text:p>
          </table:table-cell>
          <table:table-cell table:style-name="Default" office:value-type="float" office:value="0.0185" calcext:value-type="float">
            <text:p>0,0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4" calcext:value-type="float">
            <text:p>0,034</text:p>
          </table:table-cell>
          <table:table-cell table:style-name="Default" office:value-type="float" office:value="0.0248" calcext:value-type="float">
            <text:p>0,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69" calcext:value-type="float">
            <text:p>0,0469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08" calcext:value-type="float">
            <text:p>0,0508</text:p>
          </table:table-cell>
          <table:table-cell table:style-name="Default" office:value-type="float" office:value="0.0283" calcext:value-type="float">
            <text:p>0,028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aultTree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051" calcext:value-type="float">
            <text:p>0,00605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4942" calcext:value-type="float">
            <text:p>0,0054942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037" calcext:value-type="float">
            <text:p>0,005037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6545" calcext:value-type="float">
            <text:p>0,0046545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3293" calcext:value-type="float">
            <text:p>0,0043293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0491" calcext:value-type="float">
            <text:p>0,0040491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8052" calcext:value-type="float">
            <text:p>0,0038052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5904" calcext:value-type="float">
            <text:p>0,0035904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699" calcext:value-type="float">
            <text:p>0,0032699</text:p>
          </table:table-cell>
          <table:table-cell office:value-type="float" office:value="0.0000259" calcext:value-type="float">
            <text:p>2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276" calcext:value-type="float">
            <text:p>0,0032276</text:p>
          </table:table-cell>
          <table:table-cell office:value-type="float" office:value="0.0000244" calcext:value-type="float">
            <text:p>2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652" calcext:value-type="float">
            <text:p>0,0031652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908" calcext:value-type="float">
            <text:p>0,0026908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048" calcext:value-type="float">
            <text:p>0,002604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38" calcext:value-type="float">
            <text:p>0,00253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437" calcext:value-type="float">
            <text:p>0,002143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959" calcext:value-type="float">
            <text:p>0,001995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967" calcext:value-type="float">
            <text:p>0,001696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82" calcext:value-type="float">
            <text:p>0,00882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usselResistor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60511" calcext:value-type="float">
            <text:p>0,006051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  <table:table-cell office:value-type="float" office:value="0.006051" calcext:value-type="float">
            <text:p>0,00605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54943" calcext:value-type="float">
            <text:p>0,0054943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  <table:table-cell office:value-type="float" office:value="0.0054942" calcext:value-type="float">
            <text:p>0,0054942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50371" calcext:value-type="float">
            <text:p>0,0050371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  <table:table-cell office:value-type="float" office:value="0.005037" calcext:value-type="float">
            <text:p>0,005037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46546" calcext:value-type="float">
            <text:p>0,0046546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  <table:table-cell office:value-type="float" office:value="0.0046545" calcext:value-type="float">
            <text:p>0,0046545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43294" calcext:value-type="float">
            <text:p>0,0043294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  <table:table-cell office:value-type="float" office:value="0.0043293" calcext:value-type="float">
            <text:p>0,0043293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40492" calcext:value-type="float">
            <text:p>0,0040492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  <table:table-cell office:value-type="float" office:value="0.0040491" calcext:value-type="float">
            <text:p>0,0040491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8053" calcext:value-type="float">
            <text:p>0,0038053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  <table:table-cell office:value-type="float" office:value="0.0038052" calcext:value-type="float">
            <text:p>0,0038052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35905" calcext:value-type="float">
            <text:p>0,0035905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  <table:table-cell office:value-type="float" office:value="0.0035904" calcext:value-type="float">
            <text:p>0,0035904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8" calcext:value-type="float">
            <text:p>2,58E-05</text:p>
          </table:table-cell>
          <table:table-cell office:value-type="float" office:value="2" calcext:value-type="float">
            <text:p>2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9" calcext:value-type="float">
            <text:p>2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4" calcext:value-type="float">
            <text:p>2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31653" calcext:value-type="float">
            <text:p>0,0031653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  <table:table-cell office:value-type="float" office:value="0.0031652" calcext:value-type="float">
            <text:p>0,0031652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883" calcext:value-type="float">
            <text:p>0,00883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  <table:table-cell office:value-type="float" office:value="0.00882" calcext:value-type="float">
            <text:p>0,00882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5897" calcext:value-type="float">
            <text:p>0,05897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usselResistorVariavel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97" calcext:value-type="float">
            <text:p>0,026197</text:p>
          </table:table-cell>
          <table:table-cell table:style-name="Default" office:value-type="float" office:value="0.000452" calcext:value-type="float">
            <text:p>0,000452</text:p>
          </table:table-cell>
          <table:table-cell office:value-type="float" office:value="2" calcext:value-type="float">
            <text:p>2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5273" calcext:value-type="float">
            <text:p>0,015273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1099" calcext:value-type="float">
            <text:p>0,011099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088291" calcext:value-type="float">
            <text:p>0,008829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73841" calcext:value-type="float">
            <text:p>0,007384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63741" calcext:value-type="float">
            <text:p>0,006374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56241" calcext:value-type="float">
            <text:p>0,005624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50421" calcext:value-type="float">
            <text:p>0,005042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  <table:table-cell office:value-type="float" office:value="0.006051" calcext:value-type="float">
            <text:p>0,00605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45781" calcext:value-type="float">
            <text:p>0,004578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  <table:table-cell office:value-type="float" office:value="0.0054942" calcext:value-type="float">
            <text:p>0,0054942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41971" calcext:value-type="float">
            <text:p>0,004197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  <table:table-cell office:value-type="float" office:value="0.005037" calcext:value-type="float">
            <text:p>0,005037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38784" calcext:value-type="float">
            <text:p>0,0038784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  <table:table-cell office:value-type="float" office:value="0.0046545" calcext:value-type="float">
            <text:p>0,0046545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36075" calcext:value-type="float">
            <text:p>0,0036075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  <table:table-cell office:value-type="float" office:value="0.0043293" calcext:value-type="float">
            <text:p>0,0043293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3374" calcext:value-type="float">
            <text:p>0,003374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  <table:table-cell office:value-type="float" office:value="0.0040491" calcext:value-type="float">
            <text:p>0,0040491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1708" calcext:value-type="float">
            <text:p>0,0031708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  <table:table-cell office:value-type="float" office:value="0.0038052" calcext:value-type="float">
            <text:p>0,0038052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29918" calcext:value-type="float">
            <text:p>0,0029918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  <table:table-cell office:value-type="float" office:value="0.0035904" calcext:value-type="float">
            <text:p>0,0035904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29257" calcext:value-type="float">
            <text:p>0,0029257</text:p>
          </table:table-cell>
          <table:table-cell office:value-type="float" office:value="0.0000371" calcext:value-type="float">
            <text:p>3,71E-05</text:p>
          </table:table-cell>
          <table:table-cell office:value-type="float" office:value="2" calcext:value-type="float">
            <text:p>2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29067" calcext:value-type="float">
            <text:p>0,0029067</text:p>
          </table:table-cell>
          <table:table-cell office:value-type="float" office:value="0.0000355" calcext:value-type="float">
            <text:p>3,55E-05</text:p>
          </table:table-cell>
          <table:table-cell office:value-type="float" office:value="2" calcext:value-type="float">
            <text:p>2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28878" calcext:value-type="float">
            <text:p>0,0028878</text:p>
          </table:table-cell>
          <table:table-cell office:value-type="float" office:value="0.0000341" calcext:value-type="float">
            <text:p>3,41E-05</text:p>
          </table:table-cell>
          <table:table-cell office:value-type="float" office:value="2" calcext:value-type="float">
            <text:p>2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2869" calcext:value-type="float">
            <text:p>0,002869</text:p>
          </table:table-cell>
          <table:table-cell office:value-type="float" office:value="0.0000325" calcext:value-type="float">
            <text:p>3,25E-05</text:p>
          </table:table-cell>
          <table:table-cell office:value-type="float" office:value="2" calcext:value-type="float">
            <text:p>2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28504" calcext:value-type="float">
            <text:p>0,0028504</text:p>
          </table:table-cell>
          <table:table-cell office:value-type="float" office:value="0.0000313" calcext:value-type="float">
            <text:p>3,13E-05</text:p>
          </table:table-cell>
          <table:table-cell office:value-type="float" office:value="2" calcext:value-type="float">
            <text:p>2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28319" calcext:value-type="float">
            <text:p>0,0028319</text:p>
          </table:table-cell>
          <table:table-cell office:value-type="float" office:value="0.00003" calcext:value-type="float">
            <text:p>3,00E-05</text:p>
          </table:table-cell>
          <table:table-cell office:value-type="float" office:value="2" calcext:value-type="float">
            <text:p>2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28135" calcext:value-type="float">
            <text:p>0,0028135</text:p>
          </table:table-cell>
          <table:table-cell office:value-type="float" office:value="0.000029" calcext:value-type="float">
            <text:p>2,90E-05</text:p>
          </table:table-cell>
          <table:table-cell office:value-type="float" office:value="2" calcext:value-type="float">
            <text:p>2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27953" calcext:value-type="float">
            <text:p>0,0027953</text:p>
          </table:table-cell>
          <table:table-cell office:value-type="float" office:value="0.0000279" calcext:value-type="float">
            <text:p>2,79E-05</text:p>
          </table:table-cell>
          <table:table-cell office:value-type="float" office:value="2" calcext:value-type="float">
            <text:p>2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27771" calcext:value-type="float">
            <text:p>0,0027771</text:p>
          </table:table-cell>
          <table:table-cell office:value-type="float" office:value="0.000027" calcext:value-type="float">
            <text:p>2,70E-05</text:p>
          </table:table-cell>
          <table:table-cell office:value-type="float" office:value="2" calcext:value-type="float">
            <text:p>2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27592" calcext:value-type="float">
            <text:p>0,0027592</text:p>
          </table:table-cell>
          <table:table-cell office:value-type="float" office:value="0.0000261" calcext:value-type="float">
            <text:p>2,61E-05</text:p>
          </table:table-cell>
          <table:table-cell office:value-type="float" office:value="2" calcext:value-type="float">
            <text:p>2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27413" calcext:value-type="float">
            <text:p>0,0027413</text:p>
          </table:table-cell>
          <table:table-cell office:value-type="float" office:value="0.0000252" calcext:value-type="float">
            <text:p>2,52E-05</text:p>
          </table:table-cell>
          <table:table-cell office:value-type="float" office:value="2" calcext:value-type="float">
            <text:p>2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27235" calcext:value-type="float">
            <text:p>0,0027235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9" calcext:value-type="float">
            <text:p>2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27059" calcext:value-type="float">
            <text:p>0,0027059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26883" calcext:value-type="float">
            <text:p>0,0026883</text:p>
          </table:table-cell>
          <table:table-cell office:value-type="float" office:value="0.000023" calcext:value-type="float">
            <text:p>2,30E-05</text:p>
          </table:table-cell>
          <table:table-cell office:value-type="float" office:value="2" calcext:value-type="float">
            <text:p>2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4" calcext:value-type="float">
            <text:p>2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26709" calcext:value-type="float">
            <text:p>0,0026709</text:p>
          </table:table-cell>
          <table:table-cell office:value-type="float" office:value="0.0000223" calcext:value-type="float">
            <text:p>2,23E-05</text:p>
          </table:table-cell>
          <table:table-cell office:value-type="float" office:value="2" calcext:value-type="float">
            <text:p>2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26536" calcext:value-type="float">
            <text:p>0,002653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2" calcext:value-type="float">
            <text:p>2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26364" calcext:value-type="float">
            <text:p>0,0026364</text:p>
          </table:table-cell>
          <table:table-cell office:value-type="float" office:value="0.0000212" calcext:value-type="float">
            <text:p>2,12E-05</text:p>
          </table:table-cell>
          <table:table-cell office:value-type="float" office:value="2" calcext:value-type="float">
            <text:p>2</text:p>
          </table:table-cell>
          <table:table-cell office:value-type="float" office:value="0.0031652" calcext:value-type="float">
            <text:p>0,0031652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26193" calcext:value-type="float">
            <text:p>0,0026193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26024" calcext:value-type="float">
            <text:p>0,0026024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25855" calcext:value-type="float">
            <text:p>0,0025855</text:p>
          </table:table-cell>
          <table:table-cell office:value-type="float" office:value="0.0000199" calcext:value-type="float">
            <text:p>1,99E-05</text:p>
          </table:table-cell>
          <table:table-cell office:value-type="float" office:value="2" calcext:value-type="float">
            <text:p>2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25688" calcext:value-type="float">
            <text:p>0,0025688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25522" calcext:value-type="float">
            <text:p>0,0025522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25356" calcext:value-type="float">
            <text:p>0,0025356</text:p>
          </table:table-cell>
          <table:table-cell office:value-type="float" office:value="0.0000187" calcext:value-type="float">
            <text:p>1,87E-05</text:p>
          </table:table-cell>
          <table:table-cell office:value-type="float" office:value="2" calcext:value-type="float">
            <text:p>2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25192" calcext:value-type="float">
            <text:p>0,0025192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25029" calcext:value-type="float">
            <text:p>0,0025029</text:p>
          </table:table-cell>
          <table:table-cell office:value-type="float" office:value="0.0000181" calcext:value-type="float">
            <text:p>1,81E-05</text:p>
          </table:table-cell>
          <table:table-cell office:value-type="float" office:value="2" calcext:value-type="float">
            <text:p>2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4867" calcext:value-type="float">
            <text:p>0,0024867</text:p>
          </table:table-cell>
          <table:table-cell office:value-type="float" office:value="0.0000179" calcext:value-type="float">
            <text:p>1,79E-05</text:p>
          </table:table-cell>
          <table:table-cell office:value-type="float" office:value="2" calcext:value-type="float">
            <text:p>2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4706" calcext:value-type="float">
            <text:p>0,002470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4547" calcext:value-type="float">
            <text:p>0,0024547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4388" calcext:value-type="float">
            <text:p>0,0024388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423" calcext:value-type="float">
            <text:p>0,002423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4073" calcext:value-type="float">
            <text:p>0,0024073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3917" calcext:value-type="float">
            <text:p>0,0023917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3763" calcext:value-type="float">
            <text:p>0,0023763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3609" calcext:value-type="float">
            <text:p>0,002360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3456" calcext:value-type="float">
            <text:p>0,0023456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3304" calcext:value-type="float">
            <text:p>0,002330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3153" calcext:value-type="float">
            <text:p>0,0023153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3004" calcext:value-type="float">
            <text:p>0,002300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2855" calcext:value-type="float">
            <text:p>0,002285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2707" calcext:value-type="float">
            <text:p>0,0022707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2414" calcext:value-type="float">
            <text:p>0,0022414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2269" calcext:value-type="float">
            <text:p>0,0022269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2125" calcext:value-type="float">
            <text:p>0,0022125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1982" calcext:value-type="float">
            <text:p>0,0021982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1839" calcext:value-type="float">
            <text:p>0,0021839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1698" calcext:value-type="float">
            <text:p>0,002169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1558" calcext:value-type="float">
            <text:p>0,002155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1418" calcext:value-type="float">
            <text:p>0,002141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128" calcext:value-type="float">
            <text:p>0,00212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1142" calcext:value-type="float">
            <text:p>0,002114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1006" calcext:value-type="float">
            <text:p>0,0021006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087" calcext:value-type="float">
            <text:p>0,002087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0735" calcext:value-type="float">
            <text:p>0,0020735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0601" calcext:value-type="float">
            <text:p>0,0020601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0467" calcext:value-type="float">
            <text:p>0,0020467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0335" calcext:value-type="float">
            <text:p>0,0020335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0203" calcext:value-type="float">
            <text:p>0,002020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0073" calcext:value-type="float">
            <text:p>0,002007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19943" calcext:value-type="float">
            <text:p>0,001994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19814" calcext:value-type="float">
            <text:p>0,001981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19686" calcext:value-type="float">
            <text:p>0,0019686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19558" calcext:value-type="float">
            <text:p>0,0019558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19432" calcext:value-type="float">
            <text:p>0,001943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19306" calcext:value-type="float">
            <text:p>0,001930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19181" calcext:value-type="float">
            <text:p>0,0019181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19057" calcext:value-type="float">
            <text:p>0,0019057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18934" calcext:value-type="float">
            <text:p>0,0018934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18811" calcext:value-type="float">
            <text:p>0,0018811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1869" calcext:value-type="float">
            <text:p>0,001869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18569" calcext:value-type="float">
            <text:p>0,001856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18449" calcext:value-type="float">
            <text:p>0,001844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18329" calcext:value-type="float">
            <text:p>0,001832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18211" calcext:value-type="float">
            <text:p>0,001821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18093" calcext:value-type="float">
            <text:p>0,001809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17976" calcext:value-type="float">
            <text:p>0,001797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17744" calcext:value-type="float">
            <text:p>0,00177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17629" calcext:value-type="float">
            <text:p>0,001762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17515" calcext:value-type="float">
            <text:p>0,0017515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17402" calcext:value-type="float">
            <text:p>0,0017402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17289" calcext:value-type="float">
            <text:p>0,00172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17177" calcext:value-type="float">
            <text:p>0,0017177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17066" calcext:value-type="float">
            <text:p>0,0017066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16956" calcext:value-type="float">
            <text:p>0,001695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16846" calcext:value-type="float">
            <text:p>0,001684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16737" calcext:value-type="float">
            <text:p>0,0016737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6629" calcext:value-type="float">
            <text:p>0,0016629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6521" calcext:value-type="float">
            <text:p>0,0016521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6414" calcext:value-type="float">
            <text:p>0,0016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6308" calcext:value-type="float">
            <text:p>0,001630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6203" calcext:value-type="float">
            <text:p>0,0016203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6098" calcext:value-type="float">
            <text:p>0,001609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5994" calcext:value-type="float">
            <text:p>0,0015994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589" calcext:value-type="float">
            <text:p>0,001589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5787" calcext:value-type="float">
            <text:p>0,0015787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5685" calcext:value-type="float">
            <text:p>0,0015685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5584" calcext:value-type="float">
            <text:p>0,001558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5483" calcext:value-type="float">
            <text:p>0,001548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5383" calcext:value-type="float">
            <text:p>0,0015383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5283" calcext:value-type="float">
            <text:p>0,0015283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5185" calcext:value-type="float">
            <text:p>0,0015185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5086" calcext:value-type="float">
            <text:p>0,0015086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4988" calcext:value-type="float">
            <text:p>0,001498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4892" calcext:value-type="float">
            <text:p>0,0014892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4795" calcext:value-type="float">
            <text:p>0,0014795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4699" calcext:value-type="float">
            <text:p>0,0014699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4604" calcext:value-type="float">
            <text:p>0,00146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4416" calcext:value-type="float">
            <text:p>0,0014416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4323" calcext:value-type="float">
            <text:p>0,001432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4138" calcext:value-type="float">
            <text:p>0,0014138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4047" calcext:value-type="float">
            <text:p>0,0014047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3956" calcext:value-type="float">
            <text:p>0,001395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3866" calcext:value-type="float">
            <text:p>0,001386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3776" calcext:value-type="float">
            <text:p>0,0013776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3687" calcext:value-type="float">
            <text:p>0,0013687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3598" calcext:value-type="float">
            <text:p>0,0013598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3422" calcext:value-type="float">
            <text:p>0,0013422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3336" calcext:value-type="float">
            <text:p>0,0013336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3249" calcext:value-type="float">
            <text:p>0,0013249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3164" calcext:value-type="float">
            <text:p>0,0013164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3078" calcext:value-type="float">
            <text:p>0,001307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2994" calcext:value-type="float">
            <text:p>0,0012994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291" calcext:value-type="float">
            <text:p>0,001291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2826" calcext:value-type="float">
            <text:p>0,0012826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213" calcext:value-type="float">
            <text:p>0,00213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426" calcext:value-type="float">
            <text:p>0,00426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837" calcext:value-type="float">
            <text:p>0,00837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  <table:table-cell office:value-type="float" office:value="0.00882" calcext:value-type="float">
            <text:p>0,00882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49" calcext:value-type="float">
            <text:p>0,0149</text:p>
          </table:table-cell>
          <table:table-cell table:style-name="Default" office:value-type="float" office:value="0.0169" calcext:value-type="float">
            <text:p>0,0169</text:p>
          </table:table-cell>
          <table:table-cell office:value-type="float" office:value="2" calcext:value-type="float">
            <text:p>2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36" calcext:value-type="float">
            <text:p>0,0236</text:p>
          </table:table-cell>
          <table:table-cell table:style-name="Default" office:value-type="float" office:value="0.0211" calcext:value-type="float">
            <text:p>0,0211</text:p>
          </table:table-cell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345" calcext:value-type="float">
            <text:p>0,0345</text:p>
          </table:table-cell>
          <table:table-cell table:style-name="Default" office:value-type="float" office:value="0.0258" calcext:value-type="float">
            <text:p>0,0258</text:p>
          </table:table-cell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443" calcext:value-type="float">
            <text:p>0,0443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475" calcext:value-type="float">
            <text:p>0,0475</text:p>
          </table:table-cell>
          <table:table-cell table:style-name="Default" office:value-type="float" office:value="0.0285" calcext:value-type="float">
            <text:p>0,0285</text:p>
          </table:table-cell>
          <table:table-cell office:value-type="float" office:value="2" calcext:value-type="float">
            <text:p>2</text:p>
          </table:table-cell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ircuitoIntegrado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05" calcext:value-type="float">
            <text:p>0,026205</text:p>
          </table:table-cell>
          <table:table-cell table:style-name="Default" office:value-type="float" office:value="0.000451" calcext:value-type="float">
            <text:p>0,000451</text:p>
          </table:table-cell>
          <table:table-cell office:value-type="float" office:value="2" calcext:value-type="float">
            <text:p>2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5277" calcext:value-type="float">
            <text:p>0,015277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1102" calcext:value-type="float">
            <text:p>0,011102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088311" calcext:value-type="float">
            <text:p>0,008831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73861" calcext:value-type="float">
            <text:p>0,007386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63761" calcext:value-type="float">
            <text:p>0,006376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56261" calcext:value-type="float">
            <text:p>0,005626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50431" calcext:value-type="float">
            <text:p>0,005043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  <table:table-cell office:value-type="float" office:value="0.006051" calcext:value-type="float">
            <text:p>0,00605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45791" calcext:value-type="float">
            <text:p>0,004579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  <table:table-cell office:value-type="float" office:value="0.0054942" calcext:value-type="float">
            <text:p>0,0054942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41981" calcext:value-type="float">
            <text:p>0,004198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  <table:table-cell office:value-type="float" office:value="0.005037" calcext:value-type="float">
            <text:p>0,005037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38793" calcext:value-type="float">
            <text:p>0,0038793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  <table:table-cell office:value-type="float" office:value="0.0046545" calcext:value-type="float">
            <text:p>0,0046545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36082" calcext:value-type="float">
            <text:p>0,0036082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  <table:table-cell office:value-type="float" office:value="0.0043293" calcext:value-type="float">
            <text:p>0,0043293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33747" calcext:value-type="float">
            <text:p>0,0033747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  <table:table-cell office:value-type="float" office:value="0.0040491" calcext:value-type="float">
            <text:p>0,0040491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1714" calcext:value-type="float">
            <text:p>0,0031714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  <table:table-cell office:value-type="float" office:value="0.0038052" calcext:value-type="float">
            <text:p>0,0038052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29924" calcext:value-type="float">
            <text:p>0,0029924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  <table:table-cell office:value-type="float" office:value="0.0035904" calcext:value-type="float">
            <text:p>0,0035904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29289" calcext:value-type="float">
            <text:p>0,0029289</text:p>
          </table:table-cell>
          <table:table-cell office:value-type="float" office:value="0.0000358" calcext:value-type="float">
            <text:p>3,58E-05</text:p>
          </table:table-cell>
          <table:table-cell office:value-type="float" office:value="2" calcext:value-type="float">
            <text:p>2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29099" calcext:value-type="float">
            <text:p>0,0029099</text:p>
          </table:table-cell>
          <table:table-cell office:value-type="float" office:value="0.0000342" calcext:value-type="float">
            <text:p>3,42E-05</text:p>
          </table:table-cell>
          <table:table-cell office:value-type="float" office:value="2" calcext:value-type="float">
            <text:p>2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28909" calcext:value-type="float">
            <text:p>0,0028909</text:p>
          </table:table-cell>
          <table:table-cell office:value-type="float" office:value="0.0000327" calcext:value-type="float">
            <text:p>3,27E-05</text:p>
          </table:table-cell>
          <table:table-cell office:value-type="float" office:value="2" calcext:value-type="float">
            <text:p>2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28721" calcext:value-type="float">
            <text:p>0,0028721</text:p>
          </table:table-cell>
          <table:table-cell office:value-type="float" office:value="0.0000311" calcext:value-type="float">
            <text:p>3,11E-05</text:p>
          </table:table-cell>
          <table:table-cell office:value-type="float" office:value="2" calcext:value-type="float">
            <text:p>2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28535" calcext:value-type="float">
            <text:p>0,0028535</text:p>
          </table:table-cell>
          <table:table-cell office:value-type="float" office:value="0.0000299" calcext:value-type="float">
            <text:p>2,99E-05</text:p>
          </table:table-cell>
          <table:table-cell office:value-type="float" office:value="2" calcext:value-type="float">
            <text:p>2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28349" calcext:value-type="float">
            <text:p>0,0028349</text:p>
          </table:table-cell>
          <table:table-cell office:value-type="float" office:value="0.0000286" calcext:value-type="float">
            <text:p>2,86E-05</text:p>
          </table:table-cell>
          <table:table-cell office:value-type="float" office:value="2" calcext:value-type="float">
            <text:p>2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28165" calcext:value-type="float">
            <text:p>0,0028165</text:p>
          </table:table-cell>
          <table:table-cell office:value-type="float" office:value="0.0000276" calcext:value-type="float">
            <text:p>2,76E-05</text:p>
          </table:table-cell>
          <table:table-cell office:value-type="float" office:value="2" calcext:value-type="float">
            <text:p>2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27982" calcext:value-type="float">
            <text:p>0,0027982</text:p>
          </table:table-cell>
          <table:table-cell office:value-type="float" office:value="0.0000265" calcext:value-type="float">
            <text:p>2,65E-05</text:p>
          </table:table-cell>
          <table:table-cell office:value-type="float" office:value="2" calcext:value-type="float">
            <text:p>2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000255" calcext:value-type="float">
            <text:p>2,55E-05</text:p>
          </table:table-cell>
          <table:table-cell office:value-type="float" office:value="2" calcext:value-type="float">
            <text:p>2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2762" calcext:value-type="float">
            <text:p>0,002762</text:p>
          </table:table-cell>
          <table:table-cell office:value-type="float" office:value="0.0000246" calcext:value-type="float">
            <text:p>2,46E-05</text:p>
          </table:table-cell>
          <table:table-cell office:value-type="float" office:value="2" calcext:value-type="float">
            <text:p>2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27441" calcext:value-type="float">
            <text:p>0,0027441</text:p>
          </table:table-cell>
          <table:table-cell office:value-type="float" office:value="0.0000237" calcext:value-type="float">
            <text:p>2,37E-05</text:p>
          </table:table-cell>
          <table:table-cell office:value-type="float" office:value="2" calcext:value-type="float">
            <text:p>2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27263" calcext:value-type="float">
            <text:p>0,0027263</text:p>
          </table:table-cell>
          <table:table-cell office:value-type="float" office:value="0.0000228" calcext:value-type="float">
            <text:p>2,28E-05</text:p>
          </table:table-cell>
          <table:table-cell office:value-type="float" office:value="2" calcext:value-type="float">
            <text:p>2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9" calcext:value-type="float">
            <text:p>2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27086" calcext:value-type="float">
            <text:p>0,0027086</text:p>
          </table:table-cell>
          <table:table-cell office:value-type="float" office:value="0.0000221" calcext:value-type="float">
            <text:p>2,21E-05</text:p>
          </table:table-cell>
          <table:table-cell office:value-type="float" office:value="2" calcext:value-type="float">
            <text:p>2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00214" calcext:value-type="float">
            <text:p>2,14E-05</text:p>
          </table:table-cell>
          <table:table-cell office:value-type="float" office:value="2" calcext:value-type="float">
            <text:p>2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4" calcext:value-type="float">
            <text:p>2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26736" calcext:value-type="float">
            <text:p>0,0026736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26562" calcext:value-type="float">
            <text:p>0,0026562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2639" calcext:value-type="float">
            <text:p>0,002639</text:p>
          </table:table-cell>
          <table:table-cell office:value-type="float" office:value="0.0000197" calcext:value-type="float">
            <text:p>1,97E-05</text:p>
          </table:table-cell>
          <table:table-cell office:value-type="float" office:value="2" calcext:value-type="float">
            <text:p>2</text:p>
          </table:table-cell>
          <table:table-cell office:value-type="float" office:value="0.0031652" calcext:value-type="float">
            <text:p>0,0031652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26219" calcext:value-type="float">
            <text:p>0,0026219</text:p>
          </table:table-cell>
          <table:table-cell office:value-type="float" office:value="0.0000192" calcext:value-type="float">
            <text:p>1,92E-05</text:p>
          </table:table-cell>
          <table:table-cell office:value-type="float" office:value="2" calcext:value-type="float">
            <text:p>2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26049" calcext:value-type="float">
            <text:p>0,0026049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25546" calcext:value-type="float">
            <text:p>0,002554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4409" calcext:value-type="float">
            <text:p>0,002440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4251" calcext:value-type="float">
            <text:p>0,0024251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4094" calcext:value-type="float">
            <text:p>0,0024094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3938" calcext:value-type="float">
            <text:p>0,002393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3783" calcext:value-type="float">
            <text:p>0,0023783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3629" calcext:value-type="float">
            <text:p>0,002362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3476" calcext:value-type="float">
            <text:p>0,0023476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3324" calcext:value-type="float">
            <text:p>0,002332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3172" calcext:value-type="float">
            <text:p>0,002317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3023" calcext:value-type="float">
            <text:p>0,0023023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2874" calcext:value-type="float">
            <text:p>0,0022874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2725" calcext:value-type="float">
            <text:p>0,0022725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2578" calcext:value-type="float">
            <text:p>0,0022578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2432" calcext:value-type="float">
            <text:p>0,002243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2287" calcext:value-type="float">
            <text:p>0,0022287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2142" calcext:value-type="float">
            <text:p>0,0022142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1999" calcext:value-type="float">
            <text:p>0,002199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1856" calcext:value-type="float">
            <text:p>0,002185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1715" calcext:value-type="float">
            <text:p>0,0021715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1574" calcext:value-type="float">
            <text:p>0,002157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1434" calcext:value-type="float">
            <text:p>0,002143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1296" calcext:value-type="float">
            <text:p>0,002129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1158" calcext:value-type="float">
            <text:p>0,0021158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1021" calcext:value-type="float">
            <text:p>0,0021021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0884" calcext:value-type="float">
            <text:p>0,002088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0749" calcext:value-type="float">
            <text:p>0,00207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0615" calcext:value-type="float">
            <text:p>0,0020615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0481" calcext:value-type="float">
            <text:p>0,002048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0349" calcext:value-type="float">
            <text:p>0,002034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0217" calcext:value-type="float">
            <text:p>0,002021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0086" calcext:value-type="float">
            <text:p>0,002008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19956" calcext:value-type="float">
            <text:p>0,001995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19827" calcext:value-type="float">
            <text:p>0,0019827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19698" calcext:value-type="float">
            <text:p>0,0019698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19571" calcext:value-type="float">
            <text:p>0,001957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19444" calcext:value-type="float">
            <text:p>0,00194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19318" calcext:value-type="float">
            <text:p>0,0019318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19193" calcext:value-type="float">
            <text:p>0,001919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19069" calcext:value-type="float">
            <text:p>0,0019069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18945" calcext:value-type="float">
            <text:p>0,0018945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18822" calcext:value-type="float">
            <text:p>0,001882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18579" calcext:value-type="float">
            <text:p>0,001857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18459" calcext:value-type="float">
            <text:p>0,001845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1834" calcext:value-type="float">
            <text:p>0,00183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18221" calcext:value-type="float">
            <text:p>0,0018221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18103" calcext:value-type="float">
            <text:p>0,0018103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17985" calcext:value-type="float">
            <text:p>0,0017985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17869" calcext:value-type="float">
            <text:p>0,001786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17753" calcext:value-type="float">
            <text:p>0,001775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17638" calcext:value-type="float">
            <text:p>0,0017638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17524" calcext:value-type="float">
            <text:p>0,0017524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1741" calcext:value-type="float">
            <text:p>0,001741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17298" calcext:value-type="float">
            <text:p>0,0017298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17186" calcext:value-type="float">
            <text:p>0,0017186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17074" calcext:value-type="float">
            <text:p>0,001707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16964" calcext:value-type="float">
            <text:p>0,0016964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16854" calcext:value-type="float">
            <text:p>0,001685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16745" calcext:value-type="float">
            <text:p>0,0016745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6636" calcext:value-type="float">
            <text:p>0,0016636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6528" calcext:value-type="float">
            <text:p>0,001652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6421" calcext:value-type="float">
            <text:p>0,0016421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6315" calcext:value-type="float">
            <text:p>0,0016315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6209" calcext:value-type="float">
            <text:p>0,0016209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6104" calcext:value-type="float">
            <text:p>0,0016104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5896" calcext:value-type="float">
            <text:p>0,0015896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5793" calcext:value-type="float">
            <text:p>0,001579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5691" calcext:value-type="float">
            <text:p>0,0015691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5589" calcext:value-type="float">
            <text:p>0,00155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5489" calcext:value-type="float">
            <text:p>0,0015489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5388" calcext:value-type="float">
            <text:p>0,00153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5288" calcext:value-type="float">
            <text:p>0,0015288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5091" calcext:value-type="float">
            <text:p>0,0015091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4993" calcext:value-type="float">
            <text:p>0,0014993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4896" calcext:value-type="float">
            <text:p>0,0014896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4704" calcext:value-type="float">
            <text:p>0,00147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4608" calcext:value-type="float">
            <text:p>0,0014608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4514" calcext:value-type="float">
            <text:p>0,0014514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442" calcext:value-type="float">
            <text:p>0,001442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4327" calcext:value-type="float">
            <text:p>0,0014327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4234" calcext:value-type="float">
            <text:p>0,0014234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4141" calcext:value-type="float">
            <text:p>0,0014141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3959" calcext:value-type="float">
            <text:p>0,0013959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3869" calcext:value-type="float">
            <text:p>0,001386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3779" calcext:value-type="float">
            <text:p>0,0013779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3689" calcext:value-type="float">
            <text:p>0,0013689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3601" calcext:value-type="float">
            <text:p>0,0013601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3513" calcext:value-type="float">
            <text:p>0,0013513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3425" calcext:value-type="float">
            <text:p>0,0013425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3338" calcext:value-type="float">
            <text:p>0,0013338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3252" calcext:value-type="float">
            <text:p>0,0013252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3166" calcext:value-type="float">
            <text:p>0,0013166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2995" calcext:value-type="float">
            <text:p>0,0012995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2912" calcext:value-type="float">
            <text:p>0,0012912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2828" calcext:value-type="float">
            <text:p>0,0012828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185" calcext:value-type="float">
            <text:p>0,00185</text:p>
          </table:table-cell>
          <table:table-cell table:style-name="Default" office:value-type="float" office:value="0.00396" calcext:value-type="float">
            <text:p>0,00396</text:p>
          </table:table-cell>
          <table:table-cell office:value-type="float" office:value="2" calcext:value-type="float">
            <text:p>2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326" calcext:value-type="float">
            <text:p>0,00326</text:p>
          </table:table-cell>
          <table:table-cell table:style-name="Default" office:value-type="float" office:value="0.00681" calcext:value-type="float">
            <text:p>0,00681</text:p>
          </table:table-cell>
          <table:table-cell office:value-type="float" office:value="2" calcext:value-type="float">
            <text:p>2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634" calcext:value-type="float">
            <text:p>0,00634</text:p>
          </table:table-cell>
          <table:table-cell table:style-name="Default" office:value-type="float" office:value="0.0104" calcext:value-type="float">
            <text:p>0,0104</text:p>
          </table:table-cell>
          <table:table-cell office:value-type="float" office:value="2" calcext:value-type="float">
            <text:p>2</text:p>
          </table:table-cell>
          <table:table-cell office:value-type="float" office:value="0.00882" calcext:value-type="float">
            <text:p>0,00882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2" calcext:value-type="float">
            <text:p>0,012</text:p>
          </table:table-cell>
          <table:table-cell table:style-name="Default" office:value-type="float" office:value="0.0141" calcext:value-type="float">
            <text:p>0,0141</text:p>
          </table:table-cell>
          <table:table-cell office:value-type="float" office:value="2" calcext:value-type="float">
            <text:p>2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09" calcext:value-type="float">
            <text:p>0,0209</text:p>
          </table:table-cell>
          <table:table-cell table:style-name="Default" office:value-type="float" office:value="0.0185" calcext:value-type="float">
            <text:p>0,0185</text:p>
          </table:table-cell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34" calcext:value-type="float">
            <text:p>0,034</text:p>
          </table:table-cell>
          <table:table-cell table:style-name="Default" office:value-type="float" office:value="0.0248" calcext:value-type="float">
            <text:p>0,0248</text:p>
          </table:table-cell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469" calcext:value-type="float">
            <text:p>0,0469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508" calcext:value-type="float">
            <text:p>0,0508</text:p>
          </table:table-cell>
          <table:table-cell table:style-name="Default" office:value-type="float" office:value="0.0283" calcext:value-type="float">
            <text:p>0,0283</text:p>
          </table:table-cell>
          <table:table-cell office:value-type="float" office:value="2" calcext:value-type="float">
            <text:p>2</text:p>
          </table:table-cell>
          <table:table-cell office:value-type="float" office:value="0.05896" calcext:value-type="float">
            <text:p>0,05896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6:18:18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2-01T16:21:32.953000000</dc:date>
    <meta:editing-duration>PT11M42S</meta:editing-duration>
    <meta:editing-cycles>6</meta:editing-cycles>
    <meta:document-statistic meta:table-count="7" meta:cell-count="5034" meta:object-count="0"/>
  </office:meta>
</office:document-meta>
</file>